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9c24"/>
    </style:style>
    <style:style style:name="T1" style:family="text">
      <style:text-properties officeooo:rsid="00179c24"/>
    </style:style>
    <style:style style:name="T2" style:family="text">
      <style:text-properties fo:font-variant="normal" fo:text-transform="none" fo:color="#000000" loext:opacity="100%" style:font-name="Linux Liberti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r rama como el CIPD (</text:span><text:bookmark text:name="firstHeading"/><text:span text:style-name="T2">Chartered Institute of Personnel and Development</text:span><text:span text:style-name="T1">) </text:span><text:a xlink:type="simple" xlink:href="https://www.cipd.co.uk/knowledge/work/trends/goodwork#gref" text:style-name="Internet_20_link" text:visited-style-name="Visited_20_Internet_20_Link"><text:span text:style-name="T1">https://www.cipd.co.uk/knowledge/work/trends/goodwork#gref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7T12:29:40.413000000</meta:creation-date>
    <dc:date>2022-12-08T15:55:30.095000000</dc:date>
    <meta:editing-duration>PT17H2M7S</meta:editing-duration>
    <meta:editing-cycles>4</meta:editing-cycles>
    <meta:generator>LibreOffice/7.3.6.2$Windows_X86_64 LibreOffice_project/c28ca90fd6e1a19e189fc16c05f8f8924961e12e</meta:generator>
    <dc:creator>eb</dc:creator>
    <meta:document-statistic meta:table-count="0" meta:image-count="0" meta:object-count="0" meta:page-count="1" meta:paragraph-count="1" meta:word-count="12" meta:character-count="131" meta:non-whitespace-character-count="120"/>
  </office:meta>
</office:document-meta>
</file>